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8000000044B9A4F93E489DD6554.png" manifest:media-type="image/png"/>
  <manifest:file-entry manifest:full-path="Pictures/200000070000F406000082F429034167715437D6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195cm" svg:x="1.065cm" svg:y="9.947cm">
          <draw:image xlink:href="Pictures/200000070000F406000082F429034167715437D6.svm" xlink:type="simple" xlink:show="embed" xlink:actuate="onLoad">
            <text:p/>
          </draw:image>
          <draw:image xlink:href="Pictures/10000200000008000000044B9A4F93E489DD6554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9:08:09.619698635</meta:creation-date>
    <dc:date>2018-05-25T09:08:46.117004077</dc:date>
    <meta:editing-duration>PT3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